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yearly_5f_total_5f_sales">
      <style:table-properties table:display="true" style:writing-mode="lr-tb"/>
    </style:style>
    <style:style style:name="ta2" style:family="table" style:master-page-name="PageStyle_5f_country_5f_sales_5f_level">
      <style:table-properties table:display="true" style:writing-mode="lr-tb"/>
    </style:style>
    <style:style style:name="ta3" style:family="table" style:master-page-name="PageStyle_5f_Bar_5f_chart_5f_total_5f_sales_5f_per_5f_country">
      <style:table-properties table:display="true" style:writing-mode="lr-tb"/>
    </style:style>
    <style:style style:name="ta4" style:family="table" style:master-page-name="PageStyle_5f_number_5f_customer_5f_account_5f_supported">
      <style:table-properties table:display="true" style:writing-mode="lr-tb"/>
    </style:style>
    <style:style style:name="ta5" style:family="table" style:master-page-name="PageStyle_5f_top_5f_10_5f_rock_5f_artist">
      <style:table-properties table:display="true" style:writing-mode="lr-tb"/>
    </style:style>
    <style:style style:name="ta6" style:family="table" style:master-page-name="PageStyle_5f_customers_5f_buy_5f_rock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yearly_total_sal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nvoice_Year</text:p>
          </table:table-cell>
          <table:table-cell table:style-name="ce1" office:value-type="string" calcext:value-type="string">
            <text:p>total_sales</text:p>
          </table:table-cell>
          <table:table-cell table:number-columns-repeated="1022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454" calcext:value-type="float">
            <text:p>454</text:p>
          </table:table-cell>
          <table:table-cell/>
          <table:table-cell>
            <draw:frame table:end-cell-address="yearly_total_sales.J19" table:end-x="29.08pt" table:end-y="15.7pt" draw:z-index="0" draw:name="Chart 1" draw:style-name="gr1" draw:text-style-name="P1" svg:width="449.97pt" svg:height="278.22pt" svg:x="60.01pt" svg:y="5.24pt">
              <draw:object draw:notify-on-update-of-ranges="yearly_total_sales.A2:yearly_total_sales.A1000 yearly_total_sales.B1:yearly_total_sales.B1 yearly_total_sales.B2:yearly_total_sales.B1000 yearly_total_sales.B1:yearly_total_sales.B1 yearly_total_sales.B2:yearly_total_sale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455" calcext:value-type="float">
            <text:p>455</text:p>
          </table:table-cell>
          <table:table-cell table:number-columns-repeated="1022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442" calcext:value-type="float">
            <text:p>442</text:p>
          </table:table-cell>
          <table:table-cell table:number-columns-repeated="1022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447" calcext:value-type="float">
            <text:p>447</text:p>
          </table:table-cell>
          <table:table-cell table:number-columns-repeated="1022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442" calcext:value-type="float">
            <text:p>442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yearly_total_sales.$A$1" table:cell-range-address="$yearly_total_sales.$A$1:.$B$1000"/>
        </table:named-expressions>
      </table:table>
      <table:table table:name="country_sales_level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otal_bill_by_country</text:p>
          </table:table-cell>
          <table:table-cell table:style-name="ce1" office:value-type="string" calcext:value-type="string">
            <text:p>country_sales_level</text:p>
          </table:table-cell>
          <table:table-cell>
            <draw:frame table:end-cell-address="country_sales_level.I19" table:end-x="54.45pt" table:end-y="8.22pt" draw:z-index="0" draw:name="Chart 2" draw:style-name="gr1" draw:text-style-name="P1" svg:width="449.97pt" svg:height="278.22pt" svg:x="5.24pt" svg:y="13.49pt">
              <draw:object draw:notify-on-update-of-ranges="country_sales_level.A2:country_sales_level.A7 country_sales_level.B1:country_sales_level.B1 country_sales_level.B2:country_sales_level.B7 country_sales_level.B1:country_sales_level.B1 country_sales_level.B2:country_sales_level.B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A</text:p>
          </table:table-cell>
          <table:table-cell table:style-name="ce1" office:value-type="float" office:value="523.06" calcext:value-type="float">
            <text:p>523.06</text:p>
          </table:table-cell>
          <table:table-cell table:style-name="ce1" office:value-type="string" calcext:value-type="string">
            <text:p>to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ada</text:p>
          </table:table-cell>
          <table:table-cell table:style-name="ce1" office:value-type="float" office:value="303.96" calcext:value-type="float">
            <text:p>303.96</text:p>
          </table:table-cell>
          <table:table-cell table:style-name="ce1" office:value-type="string" calcext:value-type="string">
            <text:p>to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ce</text:p>
          </table:table-cell>
          <table:table-cell table:style-name="ce1" office:value-type="float" office:value="195.1" calcext:value-type="float">
            <text:p>195.1</text:p>
          </table:table-cell>
          <table:table-cell table:style-name="ce1" office:value-type="string" calcext:value-type="string">
            <text:p>midd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azil</text:p>
          </table:table-cell>
          <table:table-cell table:style-name="ce1" office:value-type="float" office:value="190.1" calcext:value-type="float">
            <text:p>190.1</text:p>
          </table:table-cell>
          <table:table-cell table:style-name="ce1" office:value-type="string" calcext:value-type="string">
            <text:p>midd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rmany</text:p>
          </table:table-cell>
          <table:table-cell table:style-name="ce1" office:value-type="float" office:value="156.48" calcext:value-type="float">
            <text:p>156.48</text:p>
          </table:table-cell>
          <table:table-cell table:style-name="ce1" office:value-type="string" calcext:value-type="string">
            <text:p>midd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ited Kingdom</text:p>
          </table:table-cell>
          <table:table-cell table:style-name="ce1" office:value-type="float" office:value="112.86" calcext:value-type="float">
            <text:p>112.86</text:p>
          </table:table-cell>
          <table:table-cell table:style-name="ce1" office:value-type="string" calcext:value-type="string">
            <text:p>midd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zech Republic</text:p>
          </table:table-cell>
          <table:table-cell table:style-name="ce1" office:value-type="float" office:value="90.24" calcext:value-type="float">
            <text:p>90.24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rtugal</text:p>
          </table:table-cell>
          <table:table-cell table:style-name="ce1" office:value-type="float" office:value="77.24" calcext:value-type="float">
            <text:p>77.24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dia</text:p>
          </table:table-cell>
          <table:table-cell table:style-name="ce1" office:value-type="float" office:value="75.26" calcext:value-type="float">
            <text:p>75.26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le</text:p>
          </table:table-cell>
          <table:table-cell table:style-name="ce1" office:value-type="float" office:value="46.62" calcext:value-type="float">
            <text:p>46.62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ngary</text:p>
          </table:table-cell>
          <table:table-cell table:style-name="ce1" office:value-type="float" office:value="45.62" calcext:value-type="float">
            <text:p>45.62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reland</text:p>
          </table:table-cell>
          <table:table-cell table:style-name="ce1" office:value-type="float" office:value="45.62" calcext:value-type="float">
            <text:p>45.62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stria</text:p>
          </table:table-cell>
          <table:table-cell table:style-name="ce1" office:value-type="float" office:value="42.62" calcext:value-type="float">
            <text:p>42.62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nland</text:p>
          </table:table-cell>
          <table:table-cell table:style-name="ce1" office:value-type="float" office:value="41.62" calcext:value-type="float">
            <text:p>41.62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therlands</text:p>
          </table:table-cell>
          <table:table-cell table:style-name="ce1" office:value-type="float" office:value="40.62" calcext:value-type="float">
            <text:p>40.62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rway</text:p>
          </table:table-cell>
          <table:table-cell table:style-name="ce1" office:value-type="float" office:value="39.62" calcext:value-type="float">
            <text:p>39.62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den</text:p>
          </table:table-cell>
          <table:table-cell table:style-name="ce1" office:value-type="float" office:value="38.62" calcext:value-type="float">
            <text:p>38.62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gentina</text:p>
          </table:table-cell>
          <table:table-cell table:style-name="ce1" office:value-type="float" office:value="37.62" calcext:value-type="float">
            <text:p>37.62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stralia</text:p>
          </table:table-cell>
          <table:table-cell table:style-name="ce1" office:value-type="float" office:value="37.62" calcext:value-type="float">
            <text:p>37.62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nmark</text:p>
          </table:table-cell>
          <table:table-cell table:style-name="ce1" office:value-type="float" office:value="37.62" calcext:value-type="float">
            <text:p>37.62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1" office:value-type="float" office:value="37.62" calcext:value-type="float">
            <text:p>37.62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land</text:p>
          </table:table-cell>
          <table:table-cell table:style-name="ce1" office:value-type="float" office:value="37.62" calcext:value-type="float">
            <text:p>37.62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lgium</text:p>
          </table:table-cell>
          <table:table-cell table:style-name="ce1" office:value-type="float" office:value="37.62" calcext:value-type="float">
            <text:p>37.62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in</text:p>
          </table:table-cell>
          <table:table-cell table:style-name="ce1" office:value-type="float" office:value="37.62" calcext:value-type="float">
            <text:p>37.62</text:p>
          </table:table-cell>
          <table:table-cell table:style-name="ce1" office:value-type="string" calcext:value-type="string">
            <text:p>low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r_chart_total_sales_per_country" table:style-name="ta3">
        <table:table-column table:style-name="co2" table:number-columns-repeated="1024" table:default-cell-style-name="Default"/>
        <table:table-row table:style-name="ro3">
          <table:table-cell>
            <draw:frame table:end-cell-address="Bar_chart_total_sales_per_country.O39" table:end-x="16.47pt" table:end-y="7.82pt" draw:z-index="0" draw:name="Chart 3" draw:style-name="gr1" draw:text-style-name="P1" svg:width="677.96pt" svg:height="494.22pt" svg:x="0pt" svg:y="0pt">
              <draw:object draw:notify-on-update-of-ranges="country_sales_level.A2:country_sales_level.A25 country_sales_level.B1:country_sales_level.B1 country_sales_level.B2:country_sales_level.B25 country_sales_level.B1:country_sales_level.B1 country_sales_level.B2:country_sales_level.B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</table:table>
      <table:table table:name="number_customer_account_support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mployee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num_customer_accounts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teve</text:p>
          </table:table-cell>
          <table:table-cell table:style-name="ce1" office:value-type="string" calcext:value-type="string">
            <text:p>Sales Support Agent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garet</text:p>
            <draw:frame table:end-cell-address="number_customer_account_supported.H21" table:end-x="5.81pt" table:end-y="5.98pt" draw:z-index="0" draw:name="Chart 4" draw:style-name="gr1" draw:text-style-name="P1" svg:width="449.97pt" svg:height="278.22pt" svg:x="36.74pt" svg:y="11.25pt">
              <draw:object draw:notify-on-update-of-ranges="number_customer_account_supported.B2:number_customer_account_supported.B4 number_customer_account_supported.D1:number_customer_account_supported.D1 number_customer_account_supported.D2:number_customer_account_supported.D1000 number_customer_account_supported.D1:number_customer_account_supported.D1 number_customer_account_supported.D2:number_customer_account_supported.D4 number_customer_account_supported.E1:number_customer_account_supported.E1 number_customer_account_supported.E2:number_customer_account_supported.E100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" office:value-type="string" calcext:value-type="string">
            <text:p>Sales Support Agent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Sales Support Agent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_10_rock_artist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rtistId</text:p>
          </table:table-cell>
          <table:table-cell table:style-name="ce1" office:value-type="string" calcext:value-type="string">
            <text:p>ArtistName</text:p>
          </table:table-cell>
          <table:table-cell table:style-name="ce1" office:value-type="string" calcext:value-type="string">
            <text:p>Song_count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Led Zeppelin</text:p>
            <draw:frame table:end-cell-address="top_10_rock_artist.H20" table:end-x="0.57pt" table:end-y="1.5pt" draw:z-index="0" draw:name="Chart 5" draw:style-name="gr1" draw:text-style-name="P1" svg:width="449.97pt" svg:height="278.22pt" svg:x="31.49pt" svg:y="6.77pt">
              <draw:object draw:notify-on-update-of-ranges="top_10_rock_artist.B2:top_10_rock_artist.B1000 top_10_rock_artist.C1:top_10_rock_artist.C1 top_10_rock_artist.C2:top_10_rock_artist.C1000 top_10_rock_artist.C1:top_10_rock_artist.C1 top_10_rock_artist.C2:top_10_rock_artist.C1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1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U2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Deep Purple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Iron Maiden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Pearl Jam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Van Halen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The Rolling Stones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Creedence Clearwater Revival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Kiss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ers_buy_rock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ronmitchell@yahoo.ca</text:p>
          </table:table-cell>
          <table:table-cell table:style-name="ce1" office:value-type="string" calcext:value-type="string">
            <text:p>Aaron</text:p>
          </table:table-cell>
          <table:table-cell table:style-name="ce1" office:value-type="string" calcext:value-type="string">
            <text:p>Mitchell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ero@uol.com.br</text:p>
          </table:table-cell>
          <table:table-cell table:style-name="ce1" office:value-type="string" calcext:value-type="string">
            <text:p>Alexandre</text:p>
          </table:table-cell>
          <table:table-cell table:style-name="ce1" office:value-type="string" calcext:value-type="string">
            <text:p>Rocha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trid.gruber@apple.at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Gruber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jorn.hansen@yahoo.no</text:p>
          </table:table-cell>
          <table:table-cell table:style-name="ce1" office:value-type="string" calcext:value-type="string">
            <text:p>Bjørn</text:p>
          </table:table-cell>
          <table:table-cell table:style-name="ce1" office:value-type="string" calcext:value-type="string">
            <text:p>Hansen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mille.bernard@yahoo.fr</text:p>
          </table:table-cell>
          <table:table-cell table:style-name="ce1" office:value-type="string" calcext:value-type="string">
            <text:p>Camille</text:p>
          </table:table-cell>
          <table:table-cell table:style-name="ce1" office:value-type="string" calcext:value-type="string">
            <text:p>Bernard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an_peeters@apple.be</text:p>
          </table:table-cell>
          <table:table-cell table:style-name="ce1" office:value-type="string" calcext:value-type="string">
            <text:p>Daan</text:p>
          </table:table-cell>
          <table:table-cell table:style-name="ce1" office:value-type="string" calcext:value-type="string">
            <text:p>Peeters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ego.gutierrez@yahoo.ar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Gutiérrez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miller@comcast.com</text:p>
          </table:table-cell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Miller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miniquelefebvre@gmail.com</text:p>
          </table:table-cell>
          <table:table-cell table:style-name="ce1" office:value-type="string" calcext:value-type="string">
            <text:p>Dominique</text:p>
          </table:table-cell>
          <table:table-cell table:style-name="ce1" office:value-type="string" calcext:value-type="string">
            <text:p>Lefebvre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francis@yachoo.ca</text:p>
          </table:table-cell>
          <table:table-cell table:style-name="ce1" office:value-type="string" calcext:value-type="string">
            <text:p>Edward</text:p>
          </table:table-cell>
          <table:table-cell table:style-name="ce1" office:value-type="string" calcext:value-type="string">
            <text:p>Francis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duardo@woodstock.com.br</text:p>
          </table:table-cell>
          <table:table-cell table:style-name="ce1" office:value-type="string" calcext:value-type="string">
            <text:p>Eduardo</text:p>
          </table:table-cell>
          <table:table-cell table:style-name="ce1" office:value-type="string" calcext:value-type="string">
            <text:p>Martins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lie.sullivan@shaw.ca</text:p>
          </table:table-cell>
          <table:table-cell table:style-name="ce1" office:value-type="string" calcext:value-type="string">
            <text:p>Ellie</text:p>
          </table:table-cell>
          <table:table-cell table:style-name="ce1" office:value-type="string" calcext:value-type="string">
            <text:p>Sullivan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mma_jones@hotmail.com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rique_munoz@yahoo.es</text:p>
          </table:table-cell>
          <table:table-cell table:style-name="ce1" office:value-type="string" calcext:value-type="string">
            <text:p>Enrique</text:p>
          </table:table-cell>
          <table:table-cell table:style-name="ce1" office:value-type="string" calcext:value-type="string">
            <text:p>Muñoz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rnadaramos4@uol.com.br</text:p>
          </table:table-cell>
          <table:table-cell table:style-name="ce1" office:value-type="string" calcext:value-type="string">
            <text:p>Fernanda</text:p>
          </table:table-cell>
          <table:table-cell table:style-name="ce1" office:value-type="string" calcext:value-type="string">
            <text:p>Ramos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harris@google.com</text:p>
          </table:table-cell>
          <table:table-cell table:style-name="ce1" office:value-type="string" calcext:value-type="string">
            <text:p>Frank</text:p>
          </table:table-cell>
          <table:table-cell table:style-name="ce1" office:value-type="string" calcext:value-type="string">
            <text:p>Harris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ralston@gmail.com</text:p>
          </table:table-cell>
          <table:table-cell table:style-name="ce1" office:value-type="string" calcext:value-type="string">
            <text:p>Frank</text:p>
          </table:table-cell>
          <table:table-cell table:style-name="ce1" office:value-type="string" calcext:value-type="string">
            <text:p>Ralston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rantisekw@jetbrains.com</text:p>
          </table:table-cell>
          <table:table-cell table:style-name="ce1" office:value-type="string" calcext:value-type="string">
            <text:p>František</text:p>
          </table:table-cell>
          <table:table-cell table:style-name="ce1" office:value-type="string" calcext:value-type="string">
            <text:p>Wichterlová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remblay@gmail.com</text:p>
          </table:table-cell>
          <table:table-cell table:style-name="ce1" office:value-type="string" calcext:value-type="string">
            <text:p>François</text:p>
          </table:table-cell>
          <table:table-cell table:style-name="ce1" office:value-type="string" calcext:value-type="string">
            <text:p>Tremblay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zimmermann@yahoo.de</text:p>
          </table:table-cell>
          <table:table-cell table:style-name="ce1" office:value-type="string" calcext:value-type="string">
            <text:p>Fynn</text:p>
          </table:table-cell>
          <table:table-cell table:style-name="ce1" office:value-type="string" calcext:value-type="string">
            <text:p>Zimmermann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nnah.schneider@yahoo.de</text:p>
          </table:table-cell>
          <table:table-cell table:style-name="ce1" office:value-type="string" calcext:value-type="string">
            <text:p>Hannah</text:p>
          </table:table-cell>
          <table:table-cell table:style-name="ce1" office:value-type="string" calcext:value-type="string">
            <text:p>Schneider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holy@gmail.com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Holý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leacock@gmail.com</text:p>
          </table:table-cell>
          <table:table-cell table:style-name="ce1" office:value-type="string" calcext:value-type="string">
            <text:p>Heather</text:p>
          </table:table-cell>
          <table:table-cell table:style-name="ce1" office:value-type="string" calcext:value-type="string">
            <text:p>Leacock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ughoreilly@apple.ie</text:p>
          </table:table-cell>
          <table:table-cell table:style-name="ce1" office:value-type="string" calcext:value-type="string">
            <text:p>Hugh</text:p>
          </table:table-cell>
          <table:table-cell table:style-name="ce1" office:value-type="string" calcext:value-type="string">
            <text:p>O'Reilly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abelle_mercier@apple.fr</text:p>
          </table:table-cell>
          <table:table-cell table:style-name="ce1" office:value-type="string" calcext:value-type="string">
            <text:p>Isabelle</text:p>
          </table:table-cell>
          <table:table-cell table:style-name="ce1" office:value-type="string" calcext:value-type="string">
            <text:p>Mercier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mith@microsoft.com</text:p>
          </table:table-cell>
          <table:table-cell table:style-name="ce1" office:value-type="string" calcext:value-type="string">
            <text:p>Jack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enniferp@rogers.ca</text:p>
          </table:table-cell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Peterson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fernandes@yahoo.pt</text:p>
          </table:table-cell>
          <table:table-cell table:style-name="ce1" office:value-type="string" calcext:value-type="string">
            <text:p>João</text:p>
          </table:table-cell>
          <table:table-cell table:style-name="ce1" office:value-type="string" calcext:value-type="string">
            <text:p>Fernandes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akim.johansson@yahoo.se</text:p>
          </table:table-cell>
          <table:table-cell table:style-name="ce1" office:value-type="string" calcext:value-type="string">
            <text:p>Joakim</text:p>
          </table:table-cell>
          <table:table-cell table:style-name="ce1" office:value-type="string" calcext:value-type="string">
            <text:p>Johansson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havanderberg@yahoo.nl</text:p>
          </table:table-cell>
          <table:table-cell table:style-name="ce1" office:value-type="string" calcext:value-type="string">
            <text:p>Johannes</text:p>
          </table:table-cell>
          <table:table-cell table:style-name="ce1" office:value-type="string" calcext:value-type="string">
            <text:p>Van der Berg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hngordon22@yahoo.com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Gordon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ubarnett@gmail.com</text:p>
          </table:table-cell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Barnett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chase@hotmail.com</text:p>
          </table:table-cell>
          <table:table-cell table:style-name="ce1" office:value-type="string" calcext:value-type="string">
            <text:p>Kathy</text:p>
          </table:table-cell>
          <table:table-cell table:style-name="ce1" office:value-type="string" calcext:value-type="string">
            <text:p>Chase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ra.nielsen@jubii.dk</text:p>
          </table:table-cell>
          <table:table-cell table:style-name="ce1" office:value-type="string" calcext:value-type="string">
            <text:p>Kara</text:p>
          </table:table-cell>
          <table:table-cell table:style-name="ce1" office:value-type="string" calcext:value-type="string">
            <text:p>Nielsen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dislav_kovacs@apple.hu</text:p>
          </table:table-cell>
          <table:table-cell table:style-name="ce1" office:value-type="string" calcext:value-type="string">
            <text:p>Ladislav</text:p>
          </table:table-cell>
          <table:table-cell table:style-name="ce1" office:value-type="string" calcext:value-type="string">
            <text:p>Kovács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onekohler@surfeu.de</text:p>
          </table:table-cell>
          <table:table-cell table:style-name="ce1" office:value-type="string" calcext:value-type="string">
            <text:p>Leonie</text:p>
          </table:table-cell>
          <table:table-cell table:style-name="ce1" office:value-type="string" calcext:value-type="string">
            <text:p>Köhler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cas.mancini@yahoo.it</text:p>
          </table:table-cell>
          <table:table-cell table:style-name="ce1" office:value-type="string" calcext:value-type="string">
            <text:p>Lucas</text:p>
          </table:table-cell>
          <table:table-cell table:style-name="ce1" office:value-type="string" calcext:value-type="string">
            <text:p>Mancini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isg@embraer.com.br</text:p>
          </table:table-cell>
          <table:table-cell table:style-name="ce1" office:value-type="string" calcext:value-type="string">
            <text:p>Luís</text:p>
          </table:table-cell>
          <table:table-cell table:style-name="ce1" office:value-type="string" calcext:value-type="string">
            <text:p>Gonçalves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isrojas@yahoo.cl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Rojas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noj.pareek@rediff.com</text:p>
          </table:table-cell>
          <table:table-cell table:style-name="ce1" office:value-type="string" calcext:value-type="string">
            <text:p>Manoj</text:p>
          </table:table-cell>
          <table:table-cell table:style-name="ce1" office:value-type="string" calcext:value-type="string">
            <text:p>Pareek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c.dubois@hotmail.com</text:p>
          </table:table-cell>
          <table:table-cell table:style-name="ce1" office:value-type="string" calcext:value-type="string">
            <text:p>Marc</text:p>
          </table:table-cell>
          <table:table-cell table:style-name="ce1" office:value-type="string" calcext:value-type="string">
            <text:p>Dubois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k.taylor@yahoo.au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rthasilk@gmail.com</text:p>
          </table:table-cell>
          <table:table-cell table:style-name="ce1" office:value-type="string" calcext:value-type="string">
            <text:p>Martha</text:p>
          </table:table-cell>
          <table:table-cell table:style-name="ce1" office:value-type="string" calcext:value-type="string">
            <text:p>Silk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sampaio@sapo.pt</text:p>
          </table:table-cell>
          <table:table-cell table:style-name="ce1" office:value-type="string" calcext:value-type="string">
            <text:p>Madalena</text:p>
          </table:table-cell>
          <table:table-cell table:style-name="ce1" office:value-type="string" calcext:value-type="string">
            <text:p>Sampaio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chelleb@aol.com</text:p>
          </table:table-cell>
          <table:table-cell table:style-name="ce1" office:value-type="string" calcext:value-type="string">
            <text:p>Michelle</text:p>
          </table:table-cell>
          <table:table-cell table:style-name="ce1" office:value-type="string" calcext:value-type="string">
            <text:p>Brooks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philips12@shaw.ca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Philips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schroder@surfeu.de</text:p>
          </table:table-cell>
          <table:table-cell table:style-name="ce1" office:value-type="string" calcext:value-type="string">
            <text:p>Niklas</text:p>
          </table:table-cell>
          <table:table-cell table:style-name="ce1" office:value-type="string" calcext:value-type="string">
            <text:p>Schröder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trick.gray@aol.com</text:p>
          </table:table-cell>
          <table:table-cell table:style-name="ce1" office:value-type="string" calcext:value-type="string">
            <text:p>Patrick</text:p>
          </table:table-cell>
          <table:table-cell table:style-name="ce1" office:value-type="string" calcext:value-type="string">
            <text:p>Gray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il.hughes@gmail.com</text:p>
          </table:table-cell>
          <table:table-cell table:style-name="ce1" office:value-type="string" calcext:value-type="string">
            <text:p>Phil</text:p>
          </table:table-cell>
          <table:table-cell table:style-name="ce1" office:value-type="string" calcext:value-type="string">
            <text:p>Hughes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ja_srivastava@yahoo.in</text:p>
          </table:table-cell>
          <table:table-cell table:style-name="ce1" office:value-type="string" calcext:value-type="string">
            <text:p>Puja</text:p>
          </table:table-cell>
          <table:table-cell table:style-name="ce1" office:value-type="string" calcext:value-type="string">
            <text:p>Srivastava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unningham@hotmail.com</text:p>
          </table:table-cell>
          <table:table-cell table:style-name="ce1" office:value-type="string" calcext:value-type="string">
            <text:p>Richard</text:p>
          </table:table-cell>
          <table:table-cell table:style-name="ce1" office:value-type="string" calcext:value-type="string">
            <text:p>Cunningham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brown@shaw.ca</text:p>
          </table:table-cell>
          <table:table-cell table:style-name="ce1" office:value-type="string" calcext:value-type="string">
            <text:p>Robert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berto.almeida@riotur.gov.br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Almeida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anisław.wójcik@wp.pl</text:p>
          </table:table-cell>
          <table:table-cell table:style-name="ce1" office:value-type="string" calcext:value-type="string">
            <text:p>Stanisław</text:p>
          </table:table-cell>
          <table:table-cell table:style-name="ce1" office:value-type="string" calcext:value-type="string">
            <text:p>Wójcik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eve.murray@yahoo.uk</text:p>
          </table:table-cell>
          <table:table-cell table:style-name="ce1" office:value-type="string" calcext:value-type="string">
            <text:p>Steve</text:p>
          </table:table-cell>
          <table:table-cell table:style-name="ce1" office:value-type="string" calcext:value-type="string">
            <text:p>Murray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erhi.hamalainen@apple.fi</text:p>
          </table:table-cell>
          <table:table-cell table:style-name="ce1" office:value-type="string" calcext:value-type="string">
            <text:p>Terhi</text:p>
          </table:table-cell>
          <table:table-cell table:style-name="ce1" office:value-type="string" calcext:value-type="string">
            <text:p>Hämäläinen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goyer@apple.com</text:p>
          </table:table-cell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Goyer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stevens@yahoo.com</text:p>
          </table:table-cell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tevens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yatt.girard@yahoo.fr</text:p>
          </table:table-cell>
          <table:table-cell table:style-name="ce1" office:value-type="string" calcext:value-type="string">
            <text:p>Wyatt</text:p>
          </table:table-cell>
          <table:table-cell table:style-name="ce1" office:value-type="string" calcext:value-type="string">
            <text:p>Girard</text:p>
          </table:table-cell>
          <table:table-cell table:style-name="ce1" office:value-type="string" calcext:value-type="string">
            <text:p>Rock</text:p>
          </table:table-cell>
          <table:table-cell table:number-columns-repeated="1020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yearly_total_sales.A1:yearly_total_sales.B10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landscape" fo:margin-top="70.84pt" fo:margin-bottom="70.84pt" fo:margin-left="53.86pt" fo:margin-right="53.86pt" style:print-page-order="ttb" style:first-page-number="continue" style:scale-to-pages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early_5f_total_5f_sales" style:display-name="PageStyle_yearly_total_s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ry_5f_sales_5f_level" style:display-name="PageStyle_country_sales_lev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r_5f_chart_5f_total_5f_sales_5f_per_5f_country" style:display-name="PageStyle_Bar_chart_total_sales_per_count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umber_5f_customer_5f_account_5f_supported" style:display-name="PageStyle_number_customer_account_support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_5f_10_5f_rock_5f_artist" style:display-name="PageStyle_top_10_rock_art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mers_5f_buy_5f_rock" style:display-name="PageStyle_customers_buy_roc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76" meta:object-count="5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453cm" svg:y="4.36cm" style:legend-expansion="high" chart:style-name="ch2"/>
        <chart:plot-area chart:style-name="ch3" table:cell-range-address="yearly_total_sales.A1:yearly_total_sales.B1000" chart:data-source-has-labels="both" svg:x="1.377cm" svg:y="0.196cm" svg:width="11.759cm" svg:height="8.394cm">
          <chartooo:coordinate-region svg:x="2.184cm" svg:y="0.196cm" svg:width="10.952cm" svg:height="7.14cm"/>
          <chart:axis chart:dimension="x" chart:name="primary-x" chart:style-name="ch4" chartooo:axis-type="text">
            <chart:title svg:x="6.729cm" svg:y="8.787cm" chart:style-name="ch5">
              <text:p>Years</text:p>
            </chart:title>
            <chart:categories table:cell-range-address="yearly_total_sales.A2:yearly_total_sales.A1000"/>
          </chart:axis>
          <chart:axis chart:dimension="y" chart:name="primary-y" chart:style-name="ch6">
            <chart:title svg:x="0.451cm" svg:y="6.243cm" chart:style-name="ch7">
              <text:p>Number of total_sales</text:p>
            </chart:title>
            <chart:grid chart:style-name="ch8" chart:class="major"/>
          </chart:axis>
          <chart:series chart:style-name="ch9" chart:values-cell-range-address="yearly_total_sales.B2:yearly_total_sales.B1000" chart:label-cell-address="yearly_total_sales.B1:yearly_total_sales.B1" chart:class="chart:bar">
            <chart:data-point chart:repeated="999"/>
          </chart:series>
          <chart:series chart:style-name="ch10" chart:values-cell-range-address="yearly_total_sales.B2:yearly_total_sales.B6" chart:label-cell-address="yearly_total_sales.B1:yearly_total_sales.B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sales</text:p>
                <draw:g>
                  <svg:desc>yearly_total_sales.B1:yearly_total_sales.B1</svg:desc>
                </draw:g>
              </table:table-cell>
              <table:table-cell office:value-type="string">
                <text:p>total_sales</text:p>
                <draw:g>
                  <svg:desc>yearly_total_sales.B1:yearly_total_sales.B1</svg:desc>
                </draw:g>
              </table:table-cell>
            </table:table-row>
          </table:table-header-rows>
          <table:table-rows>
            <table:table-row>
              <table:table-cell office:value-type="float" office:value="2009">
                <text:p>2009</text:p>
                <draw:g>
                  <svg:desc>yearly_total_sales.A2:yearly_total_sales.A1000</svg:desc>
                </draw:g>
              </table:table-cell>
              <table:table-cell office:value-type="float" office:value="454">
                <text:p>454</text:p>
                <draw:g>
                  <svg:desc>yearly_total_sales.B2:yearly_total_sales.B1000</svg:desc>
                </draw:g>
              </table:table-cell>
              <table:table-cell office:value-type="float" office:value="454">
                <text:p>454</text:p>
                <draw:g>
                  <svg:desc>yearly_total_sales.B2:yearly_total_sales.B6</svg:desc>
                </draw:g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47">
                <text:p>44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column-mapping="0 0" chart:style-name="ch1">
        <chart:legend chart:legend-position="end" svg:x="11.971cm" svg:y="4.36cm" style:legend-expansion="high" chart:style-name="ch2"/>
        <chart:plot-area chart:style-name="ch3" table:cell-range-address="country_sales_level.A1:country_sales_level.B7" chart:data-source-has-labels="both" svg:x="1.377cm" svg:y="0.196cm" svg:width="10.277cm" svg:height="8.394cm">
          <chartooo:coordinate-region svg:x="2.184cm" svg:y="0.196cm" svg:width="9.47cm" svg:height="5.942cm"/>
          <chart:axis chart:dimension="x" chart:name="primary-x" chart:style-name="ch4" chartooo:axis-type="text">
            <chart:title svg:x="5.803cm" svg:y="8.787cm" chart:style-name="ch5">
              <text:p>Country</text:p>
            </chart:title>
            <chart:categories table:cell-range-address="country_sales_level.A2:country_sales_level.A7"/>
          </chart:axis>
          <chart:axis chart:dimension="y" chart:name="primary-y" chart:style-name="ch6">
            <chart:title svg:x="0.451cm" svg:y="5.793cm" chart:style-name="ch7">
              <text:p>total_sales(USD)</text:p>
            </chart:title>
            <chart:grid chart:style-name="ch8" chart:class="major"/>
          </chart:axis>
          <chart:series chart:style-name="ch9" chart:values-cell-range-address="country_sales_level.B2:country_sales_level.B7" chart:label-cell-address="country_sales_level.B1:country_sales_level.B1" chart:class="chart:bar">
            <chart:data-point chart:repeated="6"/>
          </chart:series>
          <chart:series chart:style-name="ch10" chart:values-cell-range-address="country_sales_level.B2:country_sales_level.B7" chart:label-cell-address="country_sales_level.B1:country_sales_level.B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bill_by_country</text:p>
                <draw:g>
                  <svg:desc>country_sales_level.B1:country_sales_level.B1</svg:desc>
                </draw:g>
              </table:table-cell>
              <table:table-cell office:value-type="string">
                <text:p>total_bill_by_country</text:p>
                <draw:g>
                  <svg:desc>country_sales_level.B1:country_sales_leve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A</text:p>
                <draw:g>
                  <svg:desc>country_sales_level.A2:country_sales_level.A7</svg:desc>
                </draw:g>
              </table:table-cell>
              <table:table-cell office:value-type="float" office:value="523.06">
                <text:p>523.06</text:p>
                <draw:g>
                  <svg:desc>country_sales_level.B2:country_sales_level.B7</svg:desc>
                </draw:g>
              </table:table-cell>
              <table:table-cell office:value-type="float" office:value="523.06">
                <text:p>523.06</text:p>
                <draw:g>
                  <svg:desc>country_sales_level.B2:country_sales_level.B7</svg:desc>
                </draw:g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303.96">
                <text:p>303.96</text:p>
              </table:table-cell>
              <table:table-cell office:value-type="float" office:value="303.96">
                <text:p>303.96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195.1">
                <text:p>195.1</text:p>
              </table:table-cell>
              <table:table-cell office:value-type="float" office:value="195.1">
                <text:p>195.1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190.1">
                <text:p>190.1</text:p>
              </table:table-cell>
              <table:table-cell office:value-type="float" office:value="190.1">
                <text:p>190.1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56.48">
                <text:p>156.48</text:p>
              </table:table-cell>
              <table:table-cell office:value-type="float" office:value="156.48">
                <text:p>156.48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112.86">
                <text:p>112.86</text:p>
              </table:table-cell>
              <table:table-cell office:value-type="float" office:value="112.86">
                <text:p>112.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bar" chart:column-mapping="0 0" chart:style-name="ch1">
        <chart:legend chart:legend-position="end" svg:x="20.014cm" svg:y="8.17cm" style:legend-expansion="high" chart:style-name="ch2"/>
        <chart:plot-area chart:style-name="ch3" table:cell-range-address="country_sales_level.A1:country_sales_level.B25" chart:data-source-has-labels="both" svg:x="1.538cm" svg:y="0.348cm" svg:width="17.998cm" svg:height="15.71cm">
          <chartooo:coordinate-region svg:x="2.345cm" svg:y="0.348cm" svg:width="17.191cm" svg:height="13.259cm"/>
          <chart:axis chart:dimension="x" chart:name="primary-x" chart:style-name="ch4" chartooo:axis-type="text">
            <chart:title svg:x="9.825cm" svg:y="16.407cm" chart:style-name="ch5">
              <text:p>Country</text:p>
            </chart:title>
            <chart:categories table:cell-range-address="country_sales_level.A2:country_sales_level.A25"/>
          </chart:axis>
          <chart:axis chart:dimension="y" chart:name="primary-y" chart:style-name="ch6">
            <chart:title svg:x="0.451cm" svg:y="9.656cm" chart:style-name="ch7">
              <text:p>total_sales (USD)</text:p>
            </chart:title>
            <chart:grid chart:style-name="ch8" chart:class="major"/>
          </chart:axis>
          <chart:series chart:style-name="ch9" chart:values-cell-range-address="country_sales_level.B2:country_sales_level.B25" chart:label-cell-address="country_sales_level.B1:country_sales_level.B1" chart:class="chart:bar">
            <chart:data-point chart:repeated="24"/>
          </chart:series>
          <chart:series chart:style-name="ch10" chart:values-cell-range-address="country_sales_level.B2:country_sales_level.B25" chart:label-cell-address="country_sales_level.B1:country_sales_level.B1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bill_by_country</text:p>
                <draw:g>
                  <svg:desc>country_sales_level.B1:country_sales_level.B1</svg:desc>
                </draw:g>
              </table:table-cell>
              <table:table-cell office:value-type="string">
                <text:p>total_bill_by_country</text:p>
                <draw:g>
                  <svg:desc>country_sales_level.B1:country_sales_leve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A</text:p>
                <draw:g>
                  <svg:desc>country_sales_level.A2:country_sales_level.A25</svg:desc>
                </draw:g>
              </table:table-cell>
              <table:table-cell office:value-type="float" office:value="523.06">
                <text:p>523.06</text:p>
                <draw:g>
                  <svg:desc>country_sales_level.B2:country_sales_level.B25</svg:desc>
                </draw:g>
              </table:table-cell>
              <table:table-cell office:value-type="float" office:value="523.06">
                <text:p>523.06</text:p>
                <draw:g>
                  <svg:desc>country_sales_level.B2:country_sales_level.B25</svg:desc>
                </draw:g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303.96">
                <text:p>303.96</text:p>
              </table:table-cell>
              <table:table-cell office:value-type="float" office:value="303.96">
                <text:p>303.96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195.1">
                <text:p>195.1</text:p>
              </table:table-cell>
              <table:table-cell office:value-type="float" office:value="195.1">
                <text:p>195.1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190.1">
                <text:p>190.1</text:p>
              </table:table-cell>
              <table:table-cell office:value-type="float" office:value="190.1">
                <text:p>190.1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56.48">
                <text:p>156.48</text:p>
              </table:table-cell>
              <table:table-cell office:value-type="float" office:value="156.48">
                <text:p>156.48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112.86">
                <text:p>112.86</text:p>
              </table:table-cell>
              <table:table-cell office:value-type="float" office:value="112.86">
                <text:p>112.86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90.24">
                <text:p>90.24</text:p>
              </table:table-cell>
              <table:table-cell office:value-type="float" office:value="90.24">
                <text:p>90.24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77.24">
                <text:p>77.24</text:p>
              </table:table-cell>
              <table:table-cell office:value-type="float" office:value="77.24">
                <text:p>77.24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75.26">
                <text:p>75.26</text:p>
              </table:table-cell>
              <table:table-cell office:value-type="float" office:value="75.26">
                <text:p>75.26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46.62">
                <text:p>46.62</text:p>
              </table:table-cell>
              <table:table-cell office:value-type="float" office:value="46.62">
                <text:p>46.62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45.62">
                <text:p>45.62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45.62">
                <text:p>45.62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42.62">
                <text:p>42.62</text:p>
              </table:table-cell>
              <table:table-cell office:value-type="float" office:value="42.62">
                <text:p>42.62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41.62">
                <text:p>41.62</text:p>
              </table:table-cell>
              <table:table-cell office:value-type="float" office:value="41.62">
                <text:p>41.62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40.62">
                <text:p>40.62</text:p>
              </table:table-cell>
              <table:table-cell office:value-type="float" office:value="40.62">
                <text:p>40.62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39.62">
                <text:p>39.62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38.62">
                <text:p>38.62</text:p>
              </table:table-cell>
              <table:table-cell office:value-type="float" office:value="38.62">
                <text:p>38.62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37.62">
                <text:p>37.62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37.62">
                <text:p>37.62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37.62">
                <text:p>37.62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37.62">
                <text:p>37.62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37.62">
                <text:p>37.62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37.62">
                <text:p>37.62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37.62">
                <text:p>37.62</text:p>
              </table:table-cell>
              <table:table-cell office:value-type="float" office:value="37.62">
                <text:p>37.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1.257cm" svg:y="4.111cm" style:legend-expansion="high" chart:style-name="ch2"/>
        <chart:plot-area chart:style-name="ch3" table:cell-range-address="number_customer_account_supported.B2:number_customer_account_supported.B4 number_customer_account_supported.D1:number_customer_account_supported.E1000" chart:data-source-has-labels="both" svg:x="1.377cm" svg:y="0.196cm" svg:width="9.563cm" svg:height="8.394cm">
          <chartooo:coordinate-region svg:x="2.155cm" svg:y="0.196cm" svg:width="8.785cm" svg:height="7.029cm"/>
          <chart:axis chart:dimension="x" chart:name="primary-x" chart:style-name="ch4" chartooo:axis-type="text">
            <chart:title svg:x="2.8cm" svg:y="8.787cm" chart:style-name="ch5">
              <text:p>Chinook Music Support Representatives</text:p>
            </chart:title>
            <chart:categories table:cell-range-address="number_customer_account_supported.B2:number_customer_account_supported.B4"/>
          </chart:axis>
          <chart:axis chart:dimension="y" chart:name="primary-y" chart:style-name="ch6">
            <chart:title svg:x="0.451cm" svg:y="6.984cm" chart:style-name="ch7">
              <text:p>Number of Customer Accounts</text:p>
            </chart:title>
            <chart:grid chart:style-name="ch8" chart:class="major"/>
          </chart:axis>
          <chart:series chart:style-name="ch9" chart:values-cell-range-address="number_customer_account_supported.D2:number_customer_account_supported.D1000" chart:label-cell-address="number_customer_account_supported.D1:number_customer_account_supported.D1" chart:class="chart:bar">
            <chart:data-point chart:repeated="999"/>
          </chart:series>
          <chart:series chart:style-name="ch10" chart:values-cell-range-address="number_customer_account_supported.D2:number_customer_account_supported.D4" chart:label-cell-address="number_customer_account_supported.D1:number_customer_account_supported.D1" chart:class="chart:bar">
            <chart:data-point chart:repeated="3"/>
          </chart:series>
          <chart:series chart:style-name="ch11" chart:values-cell-range-address="number_customer_account_supported.E2:number_customer_account_supported.E1000" chart:label-cell-address="number_customer_account_supported.E1:number_customer_account_supported.E1" chart:class="chart:bar">
            <chart:data-point chart:repeated="9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_customer_accounts</text:p>
                <draw:g>
                  <svg:desc>number_customer_account_supported.D1:number_customer_account_supported.D1</svg:desc>
                </draw:g>
              </table:table-cell>
              <table:table-cell office:value-type="string">
                <text:p>num_customer_accounts</text:p>
                <draw:g>
                  <svg:desc>number_customer_account_supported.D1:number_customer_account_supported.D1</svg:desc>
                </draw:g>
              </table:table-cell>
              <table:table-cell office:value-type="string">
                <text:p/>
                <draw:g>
                  <svg:desc>number_customer_account_supported.E1:number_customer_account_supporte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eve</text:p>
                <draw:g>
                  <svg:desc>number_customer_account_supported.B2:number_customer_account_supported.B4</svg:desc>
                </draw:g>
              </table:table-cell>
              <table:table-cell office:value-type="float" office:value="18">
                <text:p>18</text:p>
                <draw:g>
                  <svg:desc>number_customer_account_supported.D2:number_customer_account_supported.D1000</svg:desc>
                </draw:g>
              </table:table-cell>
              <table:table-cell office:value-type="float" office:value="18">
                <text:p>18</text:p>
                <draw:g>
                  <svg:desc>number_customer_account_supported.D2:number_customer_account_supported.D4</svg:desc>
                </draw:g>
              </table:table-cell>
              <table:table-cell office:value-type="float" office:value="NaN">
                <text:p>NaN</text:p>
                <draw:g>
                  <svg:desc>number_customer_account_supported.E2:number_customer_account_supported.E1000</svg:desc>
                </draw:g>
              </table:table-cell>
            </table:table-row>
            <table:table-row>
              <table:table-cell office:value-type="string">
                <text:p>Margaret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e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plot-area chart:style-name="ch2" table:cell-range-address="top_10_rock_artist.B1:top_10_rock_artist.C1000" chart:data-source-has-labels="both" svg:x="1.377cm" svg:y="0.196cm" svg:width="14.181cm" svg:height="8.394cm">
          <chartooo:coordinate-region svg:x="2.903cm" svg:y="0.196cm" svg:width="12.655cm" svg:height="6.281cm"/>
          <chart:axis chart:dimension="x" chart:name="primary-x" chart:style-name="ch3" chartooo:axis-type="text">
            <chart:title svg:x="6.895cm" svg:y="8.787cm" chart:style-name="ch4">
              <text:p>Top 10 Rock Artist</text:p>
            </chart:title>
            <chart:categories table:cell-range-address="top_10_rock_artist.B2:top_10_rock_artist.B1000"/>
          </chart:axis>
          <chart:axis chart:dimension="y" chart:name="primary-y" chart:style-name="ch5">
            <chart:title svg:x="0.451cm" svg:y="5.899cm" chart:style-name="ch6">
              <text:p>Number of Songs</text:p>
            </chart:title>
            <chart:grid chart:style-name="ch7" chart:class="major"/>
          </chart:axis>
          <chart:series chart:style-name="ch8" chart:values-cell-range-address="top_10_rock_artist.C2:top_10_rock_artist.C1000" chart:label-cell-address="top_10_rock_artist.C1:top_10_rock_artist.C1" chart:class="chart:bar">
            <chart:data-point chart:repeated="999"/>
          </chart:series>
          <chart:series chart:style-name="ch9" chart:values-cell-range-address="top_10_rock_artist.C2:top_10_rock_artist.C11" chart:label-cell-address="top_10_rock_artist.C1:top_10_rock_artist.C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ng_count</text:p>
                <draw:g>
                  <svg:desc>top_10_rock_artist.C1:top_10_rock_artist.C1</svg:desc>
                </draw:g>
              </table:table-cell>
              <table:table-cell office:value-type="string">
                <text:p>Song_count</text:p>
                <draw:g>
                  <svg:desc>top_10_rock_artist.C1:top_10_rock_artis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d Zeppelin</text:p>
                <draw:g>
                  <svg:desc>top_10_rock_artist.B2:top_10_rock_artist.B1000</svg:desc>
                </draw:g>
              </table:table-cell>
              <table:table-cell office:value-type="float" office:value="114">
                <text:p>114</text:p>
                <draw:g>
                  <svg:desc>top_10_rock_artist.C2:top_10_rock_artist.C1000</svg:desc>
                </draw:g>
              </table:table-cell>
              <table:table-cell office:value-type="float" office:value="114">
                <text:p>114</text:p>
                <draw:g>
                  <svg:desc>top_10_rock_artist.C2:top_10_rock_artist.C11</svg:desc>
                </draw:g>
              </table:table-cell>
            </table:table-row>
            <table:table-row>
              <table:table-cell office:value-type="string">
                <text:p>U2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Deep Purple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Iron Maiden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Pearl Jam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Van Halen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Queen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The Rolling Stones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Creedence Clearwater Revival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Kiss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